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atient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mission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e of Bi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lood Ty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edical Condi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ate of Admiss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Hospit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Insurance Provid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Billing Amou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oom Numb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dmission Ty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ischarge D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edic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Test Resul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tientConcatenate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1:34:27.287008804</meta:creation-date>
    <dc:date>2023-12-20T11:35:12.410654690</dc:date>
    <meta:editing-duration>PT45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